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5.146cm" svg:height="5.677cm" svg:x="1.524cm" svg:y="3.721cm" presentation:class="title" presentation:user-transformed="true">
          <draw:text-box>
            <text:p text:style-name="P2"><text:span text:style-name="T1">Laboratorio de</text:span><text:span text:style-name="T1"><text:line-break/></text:span><text:span text:style-name="T1">Arquitectura de Ordenado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1-23T12:41:25.546219331</dc:date>
    <meta:editing-duration>P7DT21H3M30S</meta:editing-duration>
    <meta:editing-cycles>494</meta:editing-cycles>
    <meta:generator>LibreOffice/6.0.7.3$Linux_X86_64 LibreOffice_project/00m0$Build-3</meta:generator>
    <meta:print-date>2017-10-04T10:42:29.653181544</meta:print-date>
    <meta:document-statistic meta:object-count="26"/>
  </office:meta>
</office:document-meta>
</file>